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4000000AA1B2A3E9718C4E160.png" manifest:media-type="image/png"/>
  <manifest:file-entry manifest:full-path="Pictures/10000200000000AB000000ABFE608500EEDBEC6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ndard Symbols L" svg:font-family="'Standard Symbols L'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607dd"/>
    </style:style>
    <style:style style:name="P2" style:family="paragraph" style:parent-style-name="Standard">
      <style:paragraph-properties fo:text-align="center" style:justify-single-word="false"/>
      <style:text-properties officeooo:rsid="001ab958" officeooo:paragraph-rsid="001607dd"/>
    </style:style>
    <style:style style:name="P3" style:family="paragraph" style:parent-style-name="Standard">
      <style:paragraph-properties fo:text-align="start" style:justify-single-word="false"/>
      <style:text-properties officeooo:rsid="001ab958" officeooo:paragraph-rsid="001607dd"/>
    </style:style>
    <style:style style:name="P4" style:family="paragraph" style:parent-style-name="Standard">
      <style:paragraph-properties fo:text-align="start" style:justify-single-word="false"/>
      <style:text-properties officeooo:paragraph-rsid="001607dd"/>
    </style:style>
    <style:style style:name="P5" style:family="paragraph" style:parent-style-name="Standard">
      <style:paragraph-properties fo:text-align="start" style:justify-single-word="false"/>
      <style:text-properties officeooo:rsid="00182b3e" officeooo:paragraph-rsid="001607dd"/>
    </style:style>
    <style:style style:name="P6" style:family="paragraph" style:parent-style-name="Standard">
      <style:paragraph-properties fo:text-align="start" style:justify-single-word="false"/>
      <style:text-properties officeooo:rsid="001de455" officeooo:paragraph-rsid="001607dd"/>
    </style:style>
    <style:style style:name="P7" style:family="paragraph" style:parent-style-name="Table_20_Contents">
      <style:paragraph-properties fo:text-align="center" style:justify-single-word="false"/>
      <style:text-properties officeooo:paragraph-rsid="001607dd"/>
    </style:style>
    <style:style style:name="P8" style:family="paragraph" style:parent-style-name="Table_20_Contents">
      <style:paragraph-properties fo:text-align="center" style:justify-single-word="false"/>
      <style:text-properties style:font-name="Standard Symbols L1" officeooo:paragraph-rsid="001607d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ab958" officeooo:paragraph-rsid="001607d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607d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2b3e" officeooo:paragraph-rsid="001607d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de455" officeooo:paragraph-rsid="001607d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e6bfa" officeooo:paragraph-rsid="001607dd"/>
    </style:style>
    <style:style style:name="T1" style:family="text">
      <style:text-properties officeooo:rsid="001607d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607dd"/>
    </style:style>
    <style:style style:name="T4" style:family="text">
      <style:text-properties officeooo:rsid="001de455"/>
    </style:style>
    <style:style style:name="T5" style:family="text">
      <style:text-properties style:font-name="Liberation Serif"/>
    </style:style>
    <style:style style:name="T6" style:family="text">
      <style:text-properties officeooo:rsid="001a8614"/>
    </style:style>
    <style:style style:name="T7" style:family="text">
      <style:text-properties officeooo:rsid="001fb7c3"/>
    </style:style>
    <style:style style:name="T8" style:family="text">
      <style:text-properties style:font-name="Standard Symbols L1"/>
    </style:style>
    <style:style style:name="T9" style:family="text">
      <style:text-properties officeooo:rsid="001f15e1"/>
    </style:style>
    <style:style style:name="T10" style:family="text">
      <style:text-properties style:font-name="Liberation Serif1" officeooo:rsid="00170b2d"/>
    </style:style>
    <style:style style:name="T11" style:family="text">
      <style:text-properties officeooo:rsid="001834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11" style:data-style-name="N0">11</text:variable-set>: The Photoelectric Effect</text:p>
      <table:table table:name="Table1" table:style-name="Table1">
        <table:table-column table:style-name="Table1.A"/>
        <table:table-column table:style-name="Table1.B"/>
        <table:table-row table:style-name="TableLine94242217585728">
          <table:table-cell table:style-name="Table1.A1" office:value-type="string">
            <text:p text:style-name="P7">Metal</text:p>
          </table:table-cell>
          <table:table-cell table:style-name="Table1.B1" office:value-type="string">
            <text:p text:style-name="P8"><text:span text:style-name="T10">ø</text:span><text:span text:style-name="T4"> </text:span><text:s/>(<text:span text:style-name="T5">in eV)</text:span></text:p>
          </table:table-cell>
        </table:table-row>
        <table:table-row table:style-name="TableLine94242219353952">
          <table:table-cell table:style-name="Table1.A2" office:value-type="string">
            <text:p text:style-name="P7">Sodium</text:p>
          </table:table-cell>
          <table:table-cell table:style-name="Table1.B2" office:value-type="string">
            <text:p text:style-name="P7">2.<text:span text:style-name="T6">28</text:span></text:p>
          </table:table-cell>
        </table:table-row>
        <table:table-row table:style-name="TableLine94242218671872">
          <table:table-cell table:style-name="Table1.A2" office:value-type="string">
            <text:p text:style-name="P7">Aluminum</text:p>
          </table:table-cell>
          <table:table-cell table:style-name="Table1.B2" office:value-type="string">
            <text:p text:style-name="P7">4.08</text:p>
          </table:table-cell>
        </table:table-row>
        <table:table-row table:style-name="TableLine94242218672528">
          <table:table-cell table:style-name="Table1.A2" office:value-type="string">
            <text:p text:style-name="P7">Cu</text:p>
          </table:table-cell>
          <table:table-cell table:style-name="Table1.B2" office:value-type="string">
            <text:p text:style-name="P7">4.70</text:p>
          </table:table-cell>
        </table:table-row>
        <table:table-row table:style-name="TableLine94242218673184">
          <table:table-cell table:style-name="Table1.A2" office:value-type="string">
            <text:p text:style-name="P7">Zn</text:p>
          </table:table-cell>
          <table:table-cell table:style-name="Table1.B2" office:value-type="string">
            <text:p text:style-name="P7">4.31</text:p>
          </table:table-cell>
        </table:table-row>
        <table:table-row table:style-name="TableLine94242218674000">
          <table:table-cell table:style-name="Table1.A2" office:value-type="string">
            <text:p text:style-name="P7">Ag</text:p>
          </table:table-cell>
          <table:table-cell table:style-name="Table1.B2" office:value-type="string">
            <text:p text:style-name="P7">4.73</text:p>
          </table:table-cell>
        </table:table-row>
        <table:table-row table:style-name="TableLine94242218674768">
          <table:table-cell table:style-name="Table1.A2" office:value-type="string">
            <text:p text:style-name="P7">Pt</text:p>
          </table:table-cell>
          <table:table-cell table:style-name="Table1.B2" office:value-type="string">
            <text:p text:style-name="P7">6.35</text:p>
          </table:table-cell>
        </table:table-row>
        <table:table-row table:style-name="TableLine94242218675584">
          <table:table-cell table:style-name="Table1.A2" office:value-type="string">
            <text:p text:style-name="P7">Pb</text:p>
          </table:table-cell>
          <table:table-cell table:style-name="Table1.B2" office:value-type="string">
            <text:p text:style-name="P7">4.14</text:p>
          </table:table-cell>
        </table:table-row>
        <table:table-row table:style-name="TableLine94242218676400">
          <table:table-cell table:style-name="Table1.A2" office:value-type="string">
            <text:p text:style-name="P7">Fe</text:p>
          </table:table-cell>
          <table:table-cell table:style-name="Table1.B2" office:value-type="string">
            <text:p text:style-name="P7">4.50</text:p>
          </table:table-cell>
        </table:table-row>
      </table:table>
      <text:p text:style-name="P2"/>
      <text:list xml:id="list2306966811" text:style-name="L1">
        <text:list-item>
          <text:p text:style-name="P9">A laser emits a beam of light whose photons all have the same frequency. <text:s/>When the beam strikes a metal surface, photoelectrons are generated. <text:s/>What happens if the laser emits twice the number of photons per second? (Select all that are correct)</text:p>
          <text:list>
            <text:list-item>
              <text:p text:style-name="P9">The pho<text:span text:style-name="T11">to</text:span>electrons ejected from the surface will have twice the maximum kinetic energy.</text:p>
            </text:list-item>
            <text:list-item>
              <text:p text:style-name="P9">The photoelectrons will have the same kinetic energy.</text:p>
            </text:list-item>
            <text:list-item>
              <text:p text:style-name="P9">The number of photoelectrons will double.</text:p>
            </text:list-item>
            <text:list-item>
              <text:p text:style-name="P9">The photoelectrons will have double the electrostatic charge.</text:p>
            </text:list-item>
          </text:list>
        </text:list-item>
      </text:list>
      <text:p text:style-name="P3"/>
      <text:list xml:id="list71301127479455" text:continue-numbering="true" text:style-name="L1">
        <text:list-item>
          <text:p text:style-name="P10">A sodium surface is illuminated with light of a wavelength 300 nm. <text:s text:c="2"/>Find:</text:p>
          <text:list>
            <text:list-item>
              <text:p text:style-name="P11">The energy of one photon of light.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1301686738173" text:continue-numbering="true" text:style-name="L1">
        <text:list-item>
          <text:list>
            <text:list-item>
              <text:p text:style-name="P11">The kinetic energy that an electron will have after being ejected from the meta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1301184983605" text:continue-numbering="true" text:style-name="L1">
        <text:list-item>
          <text:p text:style-name="P10">Calculate the maximum kinetic energy of electrons that are ejected from a piece of copper under 200 nm ligh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301448529839" text:continue-numbering="true" text:style-name="L1">
        <text:list-item>
          <text:p text:style-name="P10"><text:soft-page-break/><text:span text:style-name="T7">Electrons</text:span> are ejected from a piece of metal with speed ranging up to 4.6 x 10<text:span text:style-name="T2">5</text:span> m/s. <text:s/>When light of <text:span text:style-name="T8">l</text:span>=625 nm is used. <text:s/></text:p>
          <text:list>
            <text:list-item>
              <text:p text:style-name="P10">What is the work function for the surface?</text:p>
            </text:list-item>
          </text:list>
        </text:list-item>
      </text:list>
      <text:p text:style-name="P4"/>
      <text:p text:style-name="P4"/>
      <text:p text:style-name="P4"/>
      <text:list xml:id="list71300694850269" text:continue-numbering="true" text:style-name="L1">
        <text:list-item>
          <text:list>
            <text:list-item>
              <text:p text:style-name="P10">What is the cutoff frequency for this surface?</text:p>
            </text:list-item>
          </text:list>
        </text:list-item>
      </text:list>
      <text:p text:style-name="P4"/>
      <text:p text:style-name="P4"/>
      <text:p text:style-name="P4"/>
      <text:list xml:id="list71301302369173" text:continue-numbering="true" text:style-name="L1">
        <text:list-item>
          <text:p text:style-name="P9">Photons are generated by a Microwave oven in a kitchen, and an X-Ray machine at a dentist's office. <text:s/>Which photons have - </text:p>
          <text:list>
            <text:list-item>
              <text:p text:style-name="P9">The Greater Frequency</text:p>
            </text:list-item>
          </text:list>
        </text:list-item>
      </text:list>
      <text:p text:style-name="P3"/>
      <text:p text:style-name="P3"/>
      <text:list xml:id="list71301540518182" text:continue-numbering="true" text:style-name="L1">
        <text:list-item>
          <text:list>
            <text:list-item>
              <text:p text:style-name="P9">Greater Wavelength</text:p>
            </text:list-item>
          </text:list>
        </text:list-item>
      </text:list>
      <text:p text:style-name="P3"/>
      <text:p text:style-name="P3"/>
      <text:list xml:id="list71301345010229" text:continue-numbering="true" text:style-name="L1">
        <text:list-item>
          <text:list>
            <text:list-item>
              <text:p text:style-name="P9">Greater Energy</text:p>
            </text:list-item>
          </text:list>
        </text:list-item>
      </text:list>
      <text:p text:style-name="P3"/>
      <text:p text:style-name="P3"/>
      <text:p text:style-name="P3"/>
      <text:list xml:id="list71300632002598" text:continue-numbering="true" text:style-name="L1">
        <text:list-item>
          <text:p text:style-name="P12">When light of a wavelength of <text:s/>240 nm is incident on a metal surface of unknown composition, electrons are ejected have a <text:span text:style-name="T9">maximum </text:span>kinetic energy of 2.3 x 10<text:span text:style-name="T2">-19</text:span> J. <text:s/></text:p>
          <text:list>
            <text:list-item>
              <text:p text:style-name="P12">Determine the work function of the metal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301409690643" text:continue-numbering="true" text:style-name="L1">
        <text:list-item>
          <text:list>
            <text:list-item>
              <text:p text:style-name="P13">Determine the wavelength of light that would be required for the photons to have twice the kinetic energy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ndard Symbols L" svg:font-family="'Standard Symbols L'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07dd"/>
    </style:style>
    <style:style style:name="MT2" style:family="text">
      <style:text-properties style:text-position="super 58%" officeooo:rsid="001607d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 draw:mime-type="image/png"/></draw:frame><draw:frame draw:style-name="Mfr1" draw:name="Image1" text:anchor-type="paragraph" svg:x="-0.0134in" svg:y="-0.3429in" svg:width="0.75in" svg:height="0.7701in" draw:z-index="3"><draw:image xlink:href="Pictures/10000201000000A4000000AA1B2A3E9718C4E160.png" xlink:type="simple" xlink:show="embed" xlink:actuate="onLoad" draw:mime-type="image/png"/></draw:frame><text:s text:c="21"/>Name:<text:tab/><text:tab/><text:date style:data-style-name="N37" text:date-value="2022-01-18T07:13:00.542025016" text:date-adjust="PT24H00M00S">01/19/22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3T10:25:25.267348295</meta:creation-date>
    <meta:editing-duration>PT3M41S</meta:editing-duration>
    <meta:editing-cycles>5</meta:editing-cycles>
    <meta:generator>LibreOffice/7.0.6.2$Linux_X86_64 LibreOffice_project/00$Build-2</meta:generator>
    <dc:date>2022-01-18T07:13:00.487432417</dc:date>
    <meta:document-statistic meta:table-count="1" meta:image-count="2" meta:object-count="0" meta:page-count="2" meta:paragraph-count="40" meta:word-count="306" meta:character-count="1710" meta:non-whitespace-character-count="1414"/>
  </office:meta>
</office:document-meta>
</file>